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d706" officeooo:paragraph-rsid="0006d706"/>
    </style:style>
    <style:style style:name="P2" style:family="paragraph" style:parent-style-name="Standard">
      <style:text-properties officeooo:rsid="00082e93" officeooo:paragraph-rsid="00082e93"/>
    </style:style>
    <style:style style:name="P3" style:family="paragraph" style:parent-style-name="Standard">
      <style:text-properties officeooo:rsid="0008ad4e" officeooo:paragraph-rsid="0008ad4e"/>
    </style:style>
    <style:style style:name="T1" style:family="text">
      <style:text-properties officeooo:rsid="00082e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urity Test</text:p>
      <text:p text:style-name="P2"/>
      <text:p text:style-name="P2">Hieu Tran</text:p>
      <text:p text:style-name="P3">Espoo, Finland 11/29/2019</text:p>
      <text:p text:style-name="P2"/>
      <text:p text:style-name="P1">Wear leveling</text:p>
      <text:p text:style-name="P1"/>
      <text:p text:style-name="P1">Flash memory is gaining popularity over hard disk drive due to its better performance. However, one limitation of flash is that it has limited erase counts before the cell becomes unreliable for reading. Therefore, to extend the lifetime of the flash to its maximum capability, all blocks in the flash should have approximately similar erase counts, even one worn out block could mean the end of life of the device. The method of ensuring no block has significantly exceeded erase counts than others in flash storage is called wear leveling. Wear leveling makes sure erase operations are distributed equally to all blocks on the flash, which extends the flash’s lifetime to its maximum.</text:p>
      <text:p text:style-name="P1">In my Thesis project, my file system (SPINFS) has wear leveling by its nature design and format. SPINFS is a log-structrured file system meaning every update request to the filesystem tree will write a new entry to the storage. Thus, the flash device is written back to back, starting from the beginning and approach<text:span text:style-name="T1">ing</text:span> the last address. <text:span text:style-name="T1">When writing new updates reach the end, block at the first address is erased, providing free space so writing could wrap around and start again from beginning. Following blocks will be erased with the same principle, thus allowing the flash to be erased in increasing order. To sum up, writing and erasing on a flash in a circular motion will ensure all blocks to have same erase counts, which is already have wear leveling method by its 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4:19:09.625258504</meta:creation-date>
    <dc:date>2019-11-29T14:41:46.059124651</dc:date>
    <meta:editing-duration>PT9M25S</meta:editing-duration>
    <meta:editing-cycles>3</meta:editing-cycles>
    <meta:generator>LibreOffice/6.0.7.3$Linux_X86_64 LibreOffice_project/00m0$Build-3</meta:generator>
    <meta:document-statistic meta:table-count="0" meta:image-count="0" meta:object-count="0" meta:page-count="1" meta:paragraph-count="6" meta:word-count="257" meta:character-count="1529" meta:non-whitespace-character-count="1278"/>
  </office:meta>
</office:document-meta>
</file>